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text-properties fo:color="#ff0000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000000"/>
    </style:style>
    <style:style style:name="P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8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 style:list-style-name="L1"/>
    <style:style style:name="P15" style:family="paragraph" style:parent-style-name="Text_20_body">
      <style:text-properties fo:color="#000000" style:font-name="Courier New" fo:font-size="9.5pt" fo:language="en" fo:country="US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 style:font-name="Courier New" fo:font-size="9.5pt" fo:language="en" fo:country="US"/>
    </style:style>
    <style:style style:name="T6" style:family="text">
      <style:text-properties fo:color="#000000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40355672" text:style-name="L1">
        <text:list-item>
          <text:p text:style-name="P14">Comprobación general y extracción de parámetros y métodos</text:p>
        </text:list-item>
        <text:list-item>
          <text:p text:style-name="P14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4"><text:s/>...</text:p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2">tag1”</text:span> whith “<text:span text:style-name="T2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2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2">...</text:span></text:p>
      <text:p text:style-name="Text_20_body">Puede que el método se lea bien pero sea desconocido:</text:p>
      <text:p text:style-name="Text_20_body">[908]: Unknown Method: “<text:span text:style-name="T2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2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6"> after param</text:span><text:span text:style-name="T2"> N</text:span></text:p>
      <text:p text:style-name="Text_20_body"/>
      <text:h text:style-name="Heading_20_3" text:outline-level="3">7) Proceso los parámetros (necesita mejorar)</text:h>
      <text:p text:style-name="Text_20_body">Una vez separados los parámetros proceso cada uno de ellos comprobando que el tipo es válido y que puede leerse. Hay dos errores que pueden aparecer en el proceso. Primero que el patámetro no esté bien formado</text:p>
      <text:p text:style-name="Text_20_body"/>
      <text:p text:style-name="Text_20_body">[911]: Error in parameter <text:span text:style-name="T2">N:</text:span></text:p>
      <text:p text:style-name="Text_20_body"><text:span text:style-name="T2">... </text:span></text:p>
      <text:p text:style-name="Text_20_body">Segundo que no se conozca el tipo</text:p>
      <text:p text:style-name="Text_20_body"/>
      <text:p text:style-name="Text_20_body">[912]”Unknown data type: <text:span text:style-name="T2">type</text:span>” se produce al encontrar un argumento de un tipo no reconocido en XML-RPC indica textualmente el tipo recibido.</text:p>
      <text:p text:style-name="Text_20_body"/>
      <text:p text:style-name="Text_20_body">[912]”Error reading paremeter. Type recieved “tipo” string recieved “string”</text:p>
      <text:p text:style-name="Text_20_body"/>
      <text:p text:style-name="Text_20_body"/>
      <text:p text:style-name="Text_20_body"><text:soft-page-break/></text:p>
      <text:h text:style-name="Heading_20_2" text:outline-level="2"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7">&lt;?xml version="1.0"?&gt;</text:p>
      <text:p text:style-name="P7">&lt;methodCall&gt;</text:p>
      <text:p text:style-name="P7"><text:tab/>&lt;methodName&gt;jil.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<text:tab/>&lt;params&gt;</text:p>
      <text:p text:style-name="P7"><text:tab/><text:tab/>&lt;param&gt;</text:p>
      <text:p text:style-name="P5"><text:span text:style-name="T5"><text:tab/><text:tab/><text:tab/>&lt;value&gt;&lt;string&gt;</text:span><text:span text:style-name="T3">version</text:span><text:span text:style-name="T5">&lt;/string&gt;&lt;/value&gt;</text:span></text:p>
      <text:p text:style-name="P7"><text:tab/><text:tab/>&lt;/param&gt;</text:p>
      <text:p text:style-name="P7"><text:tab/><text:tab/>&lt;param&gt;</text:p>
      <text:p text:style-name="P5"><text:span text:style-name="T5"><text:tab/><text:tab/><text:tab/>&lt;value&gt;&lt;i4&gt;</text:span><text:span text:style-name="T3">SesionID</text:span><text:span text:style-name="T5">&lt;/i4&gt;&lt;/value&gt;</text:span></text:p>
      <text:p text:style-name="P7"><text:tab/><text:tab/>&lt;/param&gt;</text:p>
      <text:p text:style-name="P7"><text:tab/>&lt;/params&gt;</text:p>
      <text:p text:style-name="P7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/>
      <text:p text:style-name="Text_20_body"><text:soft-page-break/>Se usa un usuario y una contraseña. El usuario y la contraseña no se envían en texto plano, se concatenan con el identificador y se aplica MD5, esto se envía al servidor para que lo compruebe y 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<text:tab/>&lt;methodName&gt;jil.openVI&lt;/methodName&gt;</text:p>
      <text:p text:style-name="P7"><text:tab/>&lt;params&gt;</text:p>
      <text:p text:style-name="P7"><text:tab/><text:tab/>&lt;param&gt;&lt;value&gt;&lt;string&gt;vi_path&lt;string&gt;&lt;/value&gt;&lt;/param&gt;</text:p>
      <text:p text:style-name="P7"><text:tab/>&lt;/params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array&gt;</text:p>
      <text:p text:style-name="P7"><text:tab/>&lt;value&gt;&lt;struct&gt;</text:p>
      <text:p text:style-name="P7"><text:s/><text:tab/> <text:s text:c="2"/>&lt;member&gt;</text:p>
      <text:p text:style-name="P7"><text:tab/><text:tab/>&lt;name&gt;nombre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control_indicador&lt;/name&gt;</text:p>
      <text:p text:style-name="P6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tipo de datos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 text:c="6"/>&lt;struct&gt;&lt;/value&gt;</text:p>
      <text:p text:style-name="P7"><text:tab/>&lt;/array&gt;</text:p>
      <text:p text:style-name="P7"><text:s text:c="3"/>&lt;/param&gt;</text:p>
      <text:p text:style-name="P7">&lt;/params&gt;</text:p>
      <text:p text:style-name="P15">&lt;/methodResponse&gt;</text:p>
      <text:h text:style-name="P18" text:outline-level="2">RunVI()</text:h>
      <text:p text:style-name="P16"/>
      <text:p text:style-name="Text_20_body">Sólo funciona en el estado Opened. Devuelve un ACK.</text:p>
      <text:h text:style-name="Heading_20_2" text:outline-level="2">StopVI()</text:h>
      <text:p text:style-name="Text_20_body"/>
      <text:p text:style-name="Text_20_body"><text:soft-page-break/>Pasa al estado Opened y para el Vi.</text:p>
      <text:h text:style-name="Heading_20_2" text:outline-level="2"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&lt;methodName&gt;jil.closeVI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OK&lt;/string&gt;&lt;/value&gt;</text:p>
      <text:p text:style-name="P7"><text:s text:c="3"/>&lt;/param&gt;</text:p>
      <text:p text:style-name="P7">&lt;/params&gt;</text:p>
      <text:p text:style-name="P15">&lt;/methodResponse&gt;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&lt;methodName&gt;jil.dis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bye bye!&lt;/string&gt;&lt;/value&gt;</text:p>
      <text:p text:style-name="P7"><text:s text:c="3"/>&lt;/param&gt;</text:p>
      <text:p text:style-name="P7">&lt;/params&gt;</text:p>
      <text:p text:style-name="P15">&lt;/methodResponse&gt;</text:p>
      <text:p text:style-name="Text_20_body"/>
      <text:p text:style-name="Text_20_body"/>
      <text:p text:style-name="Text_20_body"/>
      <text:p text:style-name="Text_20_body"/>
      <text:h text:style-name="Heading_20_2" text:outline-level="2">Fallos: Error2XML.vi</text:h>
      <text:p text:style-name="Text_20_body"/>
      <text:p text:style-name="Standard"><text:soft-page-break/>Si un método no funciona se devuelve un mensaje de error descriptivo usando la especificación del protocolo XML-RPC. Para ello se crea el vi Error2XML. Dicho vi admite el <text:s/>identificador de fallo (numérico) y un descriptor de fallo legible y genera el siguiente mensaje de respuesta:</text:p>
      <text:p text:style-name="Text_20_body"/>
      <text:p text:style-name="P8">&lt;?xml version="1.0"?&gt;</text:p>
      <text:p text:style-name="P8">&lt;methodResponse&gt;</text:p>
      <text:p text:style-name="P8">&lt;fault&gt;</text:p>
      <text:p text:style-name="P9">&lt;value&gt;</text:p>
      <text:p text:style-name="P10">&lt;struct&gt;</text:p>
      <text:p text:style-name="P11">&lt;member&gt;</text:p>
      <text:p text:style-name="P13">&lt;name&gt;faultCode&lt;/name&gt;</text:p>
      <text:p text:style-name="P13">&lt;value&gt;&lt;int&gt;<text:span text:style-name="T2">ID de fallo</text:span>&lt;/int&gt;&lt;/value&gt;</text:p>
      <text:p text:style-name="P11">&lt;/member&gt;</text:p>
      <text:p text:style-name="P11">&lt;member&gt;</text:p>
      <text:p text:style-name="P13">&lt;name&gt;faultString&lt;/name&gt;</text:p>
      <text:p text:style-name="P12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1">&lt;/member&gt;</text:p>
      <text:p text:style-name="P10">&lt;/struct&gt;</text:p>
      <text:p text:style-name="P9">&lt;/value&gt;</text:p>
      <text:p text:style-name="P8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20:40:21.63</dc:date>
    <dc:creator>Dictino Chaos</dc:creator>
    <meta:editing-duration>PT13H11M35S</meta:editing-duration>
    <meta:editing-cycles>25</meta:editing-cycles>
    <meta:generator>OpenOffice.org/3.3$Win32 OpenOffice.org_project/330m20$Build-9567</meta:generator>
    <meta:document-statistic meta:table-count="0" meta:image-count="0" meta:object-count="0" meta:page-count="7" meta:paragraph-count="184" meta:word-count="1247" meta:character-count="8352"/>
  </office:meta>
</office:document-meta>
</file>